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33">
      <style:table-cell-properties style:diagonal-bl-tr="none" style:diagonal-tl-br="none" fo:border="none" fo:padding="0.028in" style:rotation-align="none"/>
    </style:style>
    <style:style style:name="ce3" style:family="table-cell" style:parent-style-name="Default" style:data-style-name="N133"/>
    <style:style style:name="ce4" style:family="table-cell" style:parent-style-name="Default" style:data-style-name="N134"/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PI INDEX 00: ALL ITEMS 2015=1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D7B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MM2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6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Index, base year = 1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9-08-202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6 September 202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62"/>
        </table:table-row>
        <table:table-row table:style-name="ro1">
          <table:table-cell table:style-name="ce1" office:value-type="string" calcext:value-type="string">
            <text:p>1988</text:p>
          </table:table-cell>
          <table:table-cell table:style-name="ce2" office:value-type="float" office:value="49.6" calcext:value-type="float">
            <text:p>49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</text:p>
          </table:table-cell>
          <table:table-cell table:style-name="ce2" office:value-type="float" office:value="52.2" calcext:value-type="float">
            <text:p>52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</text:p>
          </table:table-cell>
          <table:table-cell table:style-name="ce2" office:value-type="float" office:value="55.9" calcext:value-type="float">
            <text:p>5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</text:p>
          </table:table-cell>
          <table:table-cell table:style-name="ce2" office:value-type="float" office:value="60.1" calcext:value-type="float">
            <text:p>6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62.6" calcext:value-type="float">
            <text:p>6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64.2" calcext:value-type="float">
            <text:p>64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67.2" calcext:value-type="float">
            <text:p>67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79.9" calcext:value-type="float">
            <text:p>7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81.8" calcext:value-type="float">
            <text:p>8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84.7" calcext:value-type="float">
            <text:p>8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86.6" calcext:value-type="float">
            <text:p>8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89.4" calcext:value-type="float">
            <text:p>8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93.4" calcext:value-type="float">
            <text:p>9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96.1" calcext:value-type="float">
            <text:p>96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98.5" calcext:value-type="float">
            <text:p>9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100" calcext:value-type="float">
            <text:p>10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100" calcext:value-type="float">
            <text:p>10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100.7" calcext:value-type="float">
            <text:p>100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</text:p>
          </table:table-cell>
          <table:table-cell table:style-name="ce2" office:value-type="float" office:value="103.4" calcext:value-type="float">
            <text:p>10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</text:p>
          </table:table-cell>
          <table:table-cell table:style-name="ce2" office:value-type="float" office:value="105.9" calcext:value-type="float">
            <text:p>10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</text:p>
          </table:table-cell>
          <table:table-cell table:style-name="ce2" office:value-type="float" office:value="107.8" calcext:value-type="float">
            <text:p>10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Q1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Q2</text:p>
          </table:table-cell>
          <table:table-cell table:style-name="ce2" office:value-type="float" office:value="49.5" calcext:value-type="float">
            <text:p>4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Q3</text:p>
          </table:table-cell>
          <table:table-cell table:style-name="ce2" office:value-type="float" office:value="49.9" calcext:value-type="float">
            <text:p>4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Q4</text:p>
          </table:table-cell>
          <table:table-cell table:style-name="ce2" office:value-type="float" office:value="50.5" calcext:value-type="float">
            <text:p>5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Q1</text:p>
          </table:table-cell>
          <table:table-cell table:style-name="ce2" office:value-type="float" office:value="51" calcext:value-type="float">
            <text:p>51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Q2</text:p>
          </table:table-cell>
          <table:table-cell table:style-name="ce2" office:value-type="float" office:value="52.1" calcext:value-type="float">
            <text:p>5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Q3</text:p>
          </table:table-cell>
          <table:table-cell table:style-name="ce2" office:value-type="float" office:value="52.5" calcext:value-type="float">
            <text:p>5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Q4</text:p>
          </table:table-cell>
          <table:table-cell table:style-name="ce2" office:value-type="float" office:value="53.3" calcext:value-type="float">
            <text:p>5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Q1</text:p>
          </table:table-cell>
          <table:table-cell table:style-name="ce2" office:value-type="float" office:value="53.9" calcext:value-type="float">
            <text:p>53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Q2</text:p>
          </table:table-cell>
          <table:table-cell table:style-name="ce2" office:value-type="float" office:value="55.6" calcext:value-type="float">
            <text:p>5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Q3</text:p>
          </table:table-cell>
          <table:table-cell table:style-name="ce2" office:value-type="float" office:value="56.4" calcext:value-type="float">
            <text:p>5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Q4</text:p>
          </table:table-cell>
          <table:table-cell table:style-name="ce2" office:value-type="float" office:value="57.5" calcext:value-type="float">
            <text:p>57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Q1</text:p>
          </table:table-cell>
          <table:table-cell table:style-name="ce2" office:value-type="float" office:value="57.7" calcext:value-type="float">
            <text:p>57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Q2</text:p>
          </table:table-cell>
          <table:table-cell table:style-name="ce2" office:value-type="float" office:value="60.3" calcext:value-type="float">
            <text:p>6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Q3</text:p>
          </table:table-cell>
          <table:table-cell table:style-name="ce2" office:value-type="float" office:value="60.8" calcext:value-type="float">
            <text:p>60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Q4</text:p>
          </table:table-cell>
          <table:table-cell table:style-name="ce2" office:value-type="float" office:value="61.5" calcext:value-type="float">
            <text:p>6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Q1</text:p>
          </table:table-cell>
          <table:table-cell table:style-name="ce2" office:value-type="float" office:value="61.7" calcext:value-type="float">
            <text:p>61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63.1" calcext:value-type="float">
            <text:p>6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63.2" calcext:value-type="float">
            <text:p>6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64.4" calcext:value-type="float">
            <text:p>64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65.7" calcext:value-type="float">
            <text:p>6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65.6" calcext:value-type="float">
            <text:p>6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65.8" calcext:value-type="float">
            <text:p>6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66.3" calcext:value-type="float">
            <text:p>66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67.3" calcext:value-type="float">
            <text:p>67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79.8" calcext:value-type="float">
            <text:p>7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80.3" calcext:value-type="float">
            <text:p>8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81" calcext:value-type="float">
            <text:p>81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81.8" calcext:value-type="float">
            <text:p>8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81.7" calcext:value-type="float">
            <text:p>81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82.6" calcext:value-type="float">
            <text:p>8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82.9" calcext:value-type="float">
            <text:p>8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84.6" calcext:value-type="float">
            <text:p>8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85.7" calcext:value-type="float">
            <text:p>8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85.8" calcext:value-type="float">
            <text:p>8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85.4" calcext:value-type="float">
            <text:p>85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86.4" calcext:value-type="float">
            <text:p>8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86.9" calcext:value-type="float">
            <text:p>86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87.6" calcext:value-type="float">
            <text:p>87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88.2" calcext:value-type="float">
            <text:p>88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89.3" calcext:value-type="float">
            <text:p>8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89.6" calcext:value-type="float">
            <text:p>89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90.5" calcext:value-type="float">
            <text:p>9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91.8" calcext:value-type="float">
            <text:p>9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93.3" calcext:value-type="float">
            <text:p>9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93.8" calcext:value-type="float">
            <text:p>9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94.7" calcext:value-type="float">
            <text:p>9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95.1" calcext:value-type="float">
            <text:p>95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95.8" calcext:value-type="float">
            <text:p>9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96.1" calcext:value-type="float">
            <text:p>96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97.3" calcext:value-type="float">
            <text:p>97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97.7" calcext:value-type="float">
            <text:p>97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98.4" calcext:value-type="float">
            <text:p>9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98.7" calcext:value-type="float">
            <text:p>9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99.3" calcext:value-type="float">
            <text:p>9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99.4" calcext:value-type="float">
            <text:p>9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99.5" calcext:value-type="float">
            <text:p>9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99.8" calcext:value-type="float">
            <text:p>9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100.4" calcext:value-type="float">
            <text:p>100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100.9" calcext:value-type="float">
            <text:p>100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101.5" calcext:value-type="float">
            <text:p>10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102" calcext:value-type="float">
            <text:p>102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103.2" calcext:value-type="float">
            <text:p>10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103.7" calcext:value-type="float">
            <text:p>103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Q4</text:p>
          </table:table-cell>
          <table:table-cell table:style-name="ce2" office:value-type="float" office:value="104.6" calcext:value-type="float">
            <text:p>10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Q1</text:p>
          </table:table-cell>
          <table:table-cell table:style-name="ce2" office:value-type="float" office:value="104.7" calcext:value-type="float">
            <text:p>10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Q2</text:p>
          </table:table-cell>
          <table:table-cell table:style-name="ce2" office:value-type="float" office:value="105.7" calcext:value-type="float">
            <text:p>10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Q3</text:p>
          </table:table-cell>
          <table:table-cell table:style-name="ce2" office:value-type="float" office:value="106.3" calcext:value-type="float">
            <text:p>106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Q4</text:p>
          </table:table-cell>
          <table:table-cell table:style-name="ce2" office:value-type="float" office:value="106.9" calcext:value-type="float">
            <text:p>106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Q1</text:p>
          </table:table-cell>
          <table:table-cell table:style-name="ce2" office:value-type="float" office:value="106.7" calcext:value-type="float">
            <text:p>10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Q2</text:p>
          </table:table-cell>
          <table:table-cell table:style-name="ce2" office:value-type="float" office:value="107.8" calcext:value-type="float">
            <text:p>10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Q3</text:p>
          </table:table-cell>
          <table:table-cell table:style-name="ce2" office:value-type="float" office:value="108.3" calcext:value-type="float">
            <text:p>108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Q4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Q1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Q2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JAN</text:p>
          </table:table-cell>
          <table:table-cell table:style-name="ce2" office:value-type="float" office:value="48.4" calcext:value-type="float">
            <text:p>4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FEB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MAR</text:p>
          </table:table-cell>
          <table:table-cell table:style-name="ce2" office:value-type="float" office:value="48.7" calcext:value-type="float">
            <text:p>4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APR</text:p>
          </table:table-cell>
          <table:table-cell table:style-name="ce2" office:value-type="float" office:value="49.3" calcext:value-type="float">
            <text:p>4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MAY</text:p>
          </table:table-cell>
          <table:table-cell table:style-name="ce2" office:value-type="float" office:value="49.5" calcext:value-type="float">
            <text:p>4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JUN</text:p>
          </table:table-cell>
          <table:table-cell table:style-name="ce2" office:value-type="float" office:value="49.7" calcext:value-type="float">
            <text:p>49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JUL</text:p>
          </table:table-cell>
          <table:table-cell table:style-name="ce2" office:value-type="float" office:value="49.7" calcext:value-type="float">
            <text:p>49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AUG</text:p>
          </table:table-cell>
          <table:table-cell table:style-name="ce2" office:value-type="float" office:value="49.9" calcext:value-type="float">
            <text:p>4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SEP</text:p>
          </table:table-cell>
          <table:table-cell table:style-name="ce2" office:value-type="float" office:value="50.1" calcext:value-type="float">
            <text:p>5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OCT</text:p>
          </table:table-cell>
          <table:table-cell table:style-name="ce2" office:value-type="float" office:value="50.3" calcext:value-type="float">
            <text:p>5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NOV</text:p>
          </table:table-cell>
          <table:table-cell table:style-name="ce2" office:value-type="float" office:value="50.5" calcext:value-type="float">
            <text:p>5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8 DEC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JAN</text:p>
          </table:table-cell>
          <table:table-cell table:style-name="ce2" office:value-type="float" office:value="50.8" calcext:value-type="float">
            <text:p>50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FEB</text:p>
          </table:table-cell>
          <table:table-cell table:style-name="ce2" office:value-type="float" office:value="51" calcext:value-type="float">
            <text:p>51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MAR</text:p>
          </table:table-cell>
          <table:table-cell table:style-name="ce2" office:value-type="float" office:value="51.2" calcext:value-type="float">
            <text:p>5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APR</text:p>
          </table:table-cell>
          <table:table-cell table:style-name="ce2" office:value-type="float" office:value="51.9" calcext:value-type="float">
            <text:p>5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MAY</text:p>
          </table:table-cell>
          <table:table-cell table:style-name="ce2" office:value-type="float" office:value="52.2" calcext:value-type="float">
            <text:p>52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JUN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JUL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AUG</text:p>
          </table:table-cell>
          <table:table-cell table:style-name="ce2" office:value-type="float" office:value="52.4" calcext:value-type="float">
            <text:p>52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SEP</text:p>
          </table:table-cell>
          <table:table-cell table:style-name="ce2" office:value-type="float" office:value="52.7" calcext:value-type="float">
            <text:p>5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OCT</text:p>
          </table:table-cell>
          <table:table-cell table:style-name="ce2" office:value-type="float" office:value="53.1" calcext:value-type="float">
            <text:p>5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NOV</text:p>
          </table:table-cell>
          <table:table-cell table:style-name="ce2" office:value-type="float" office:value="53.3" calcext:value-type="float">
            <text:p>5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89 DEC</text:p>
          </table:table-cell>
          <table:table-cell table:style-name="ce2" office:value-type="float" office:value="53.4" calcext:value-type="float">
            <text:p>5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JAN</text:p>
          </table:table-cell>
          <table:table-cell table:style-name="ce2" office:value-type="float" office:value="53.6" calcext:value-type="float">
            <text:p>53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FEB</text:p>
          </table:table-cell>
          <table:table-cell table:style-name="ce2" office:value-type="float" office:value="54" calcext:value-type="float">
            <text:p>5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MAR</text:p>
          </table:table-cell>
          <table:table-cell table:style-name="ce2" office:value-type="float" office:value="54.2" calcext:value-type="float">
            <text:p>54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APR</text:p>
          </table:table-cell>
          <table:table-cell table:style-name="ce2" office:value-type="float" office:value="55.2" calcext:value-type="float">
            <text:p>55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MAY</text:p>
          </table:table-cell>
          <table:table-cell table:style-name="ce2" office:value-type="float" office:value="55.7" calcext:value-type="float">
            <text:p>5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JUN</text:p>
          </table:table-cell>
          <table:table-cell table:style-name="ce2" office:value-type="float" office:value="55.9" calcext:value-type="float">
            <text:p>5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JUL</text:p>
          </table:table-cell>
          <table:table-cell table:style-name="ce2" office:value-type="float" office:value="55.8" calcext:value-type="float">
            <text:p>5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AUG</text:p>
          </table:table-cell>
          <table:table-cell table:style-name="ce2" office:value-type="float" office:value="56.4" calcext:value-type="float">
            <text:p>5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SEP</text:p>
          </table:table-cell>
          <table:table-cell table:style-name="ce2" office:value-type="float" office:value="57" calcext:value-type="float">
            <text:p>5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OCT</text:p>
          </table:table-cell>
          <table:table-cell table:style-name="ce2" office:value-type="float" office:value="57.4" calcext:value-type="float">
            <text:p>5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NOV</text:p>
          </table:table-cell>
          <table:table-cell table:style-name="ce2" office:value-type="float" office:value="57.5" calcext:value-type="float">
            <text:p>57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0 DEC</text:p>
          </table:table-cell>
          <table:table-cell table:style-name="ce2" office:value-type="float" office:value="57.5" calcext:value-type="float">
            <text:p>57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JAN</text:p>
          </table:table-cell>
          <table:table-cell table:style-name="ce2" office:value-type="float" office:value="57.4" calcext:value-type="float">
            <text:p>5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FEB</text:p>
          </table:table-cell>
          <table:table-cell table:style-name="ce2" office:value-type="float" office:value="57.7" calcext:value-type="float">
            <text:p>57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MAR</text:p>
          </table:table-cell>
          <table:table-cell table:style-name="ce2" office:value-type="float" office:value="57.9" calcext:value-type="float">
            <text:p>57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APR</text:p>
          </table:table-cell>
          <table:table-cell table:style-name="ce2" office:value-type="float" office:value="59.9" calcext:value-type="float">
            <text:p>5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MAY</text:p>
          </table:table-cell>
          <table:table-cell table:style-name="ce2" office:value-type="float" office:value="60.3" calcext:value-type="float">
            <text:p>6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JUN</text:p>
          </table:table-cell>
          <table:table-cell table:style-name="ce2" office:value-type="float" office:value="60.6" calcext:value-type="float">
            <text:p>6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JUL</text:p>
          </table:table-cell>
          <table:table-cell table:style-name="ce2" office:value-type="float" office:value="60.5" calcext:value-type="float">
            <text:p>6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AUG</text:p>
          </table:table-cell>
          <table:table-cell table:style-name="ce2" office:value-type="float" office:value="60.9" calcext:value-type="float">
            <text:p>60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SEP</text:p>
          </table:table-cell>
          <table:table-cell table:style-name="ce2" office:value-type="float" office:value="61.1" calcext:value-type="float">
            <text:p>61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OCT</text:p>
          </table:table-cell>
          <table:table-cell table:style-name="ce2" office:value-type="float" office:value="61.3" calcext:value-type="float">
            <text:p>61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NOV</text:p>
          </table:table-cell>
          <table:table-cell table:style-name="ce2" office:value-type="float" office:value="61.5" calcext:value-type="float">
            <text:p>6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1 DEC</text:p>
          </table:table-cell>
          <table:table-cell table:style-name="ce2" office:value-type="float" office:value="61.6" calcext:value-type="float">
            <text:p>61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JAN</text:p>
          </table:table-cell>
          <table:table-cell table:style-name="ce2" office:value-type="float" office:value="61.4" calcext:value-type="float">
            <text:p>6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FEB</text:p>
          </table:table-cell>
          <table:table-cell table:style-name="ce2" office:value-type="float" office:value="61.7" calcext:value-type="float">
            <text:p>61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MAR</text:p>
          </table:table-cell>
          <table:table-cell table:style-name="ce2" office:value-type="float" office:value="62" calcext:value-type="float">
            <text:p>62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62.6" calcext:value-type="float">
            <text:p>6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63.1" calcext:value-type="float">
            <text:p>6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63.1" calcext:value-type="float">
            <text:p>6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63.2" calcext:value-type="float">
            <text:p>6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63.2" calcext:value-type="float">
            <text:p>6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64.3" calcext:value-type="float">
            <text:p>64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64.2" calcext:value-type="float">
            <text:p>64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64.6" calcext:value-type="float">
            <text:p>6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65" calcext:value-type="float">
            <text:p>65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65.8" calcext:value-type="float">
            <text:p>6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65.8" calcext:value-type="float">
            <text:p>6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65.4" calcext:value-type="float">
            <text:p>65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65.7" calcext:value-type="float">
            <text:p>6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65.8" calcext:value-type="float">
            <text:p>6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65.7" calcext:value-type="float">
            <text:p>6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65.7" calcext:value-type="float">
            <text:p>6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66" calcext:value-type="float">
            <text:p>6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66" calcext:value-type="float">
            <text:p>6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66.3" calcext:value-type="float">
            <text:p>66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66.7" calcext:value-type="float">
            <text:p>6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67" calcext:value-type="float">
            <text:p>6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67.1" calcext:value-type="float">
            <text:p>67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79.4" calcext:value-type="float">
            <text:p>7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79.9" calcext:value-type="float">
            <text:p>7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80.1" calcext:value-type="float">
            <text:p>8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80" calcext:value-type="float">
            <text:p>8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80.4" calcext:value-type="float">
            <text:p>80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80.5" calcext:value-type="float">
            <text:p>80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80.6" calcext:value-type="float">
            <text:p>8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80.8" calcext:value-type="float">
            <text:p>80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81.3" calcext:value-type="float">
            <text:p>81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80.6" calcext:value-type="float">
            <text:p>8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81" calcext:value-type="float">
            <text:p>81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81.4" calcext:value-type="float">
            <text:p>8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81.6" calcext:value-type="float">
            <text:p>81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81.8" calcext:value-type="float">
            <text:p>8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82" calcext:value-type="float">
            <text:p>82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81.5" calcext:value-type="float">
            <text:p>81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81.8" calcext:value-type="float">
            <text:p>81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81.9" calcext:value-type="float">
            <text:p>8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82.5" calcext:value-type="float">
            <text:p>8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83" calcext:value-type="float">
            <text:p>83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82.4" calcext:value-type="float">
            <text:p>82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83" calcext:value-type="float">
            <text:p>83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84" calcext:value-type="float">
            <text:p>8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84.6" calcext:value-type="float">
            <text:p>8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85.2" calcext:value-type="float">
            <text:p>85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85.1" calcext:value-type="float">
            <text:p>85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85.7" calcext:value-type="float">
            <text:p>85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86.1" calcext:value-type="float">
            <text:p>86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85.9" calcext:value-type="float">
            <text:p>8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85.8" calcext:value-type="float">
            <text:p>8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85.5" calcext:value-type="float">
            <text:p>8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84.9" calcext:value-type="float">
            <text:p>84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85.6" calcext:value-type="float">
            <text:p>8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85.8" calcext:value-type="float">
            <text:p>8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86" calcext:value-type="float">
            <text:p>8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86.4" calcext:value-type="float">
            <text:p>86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86.7" calcext:value-type="float">
            <text:p>8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86.7" calcext:value-type="float">
            <text:p>8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87" calcext:value-type="float">
            <text:p>8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87.1" calcext:value-type="float">
            <text:p>87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87.2" calcext:value-type="float">
            <text:p>87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88" calcext:value-type="float">
            <text:p>88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87.8" calcext:value-type="float">
            <text:p>8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88.2" calcext:value-type="float">
            <text:p>88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88.7" calcext:value-type="float">
            <text:p>8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89.2" calcext:value-type="float">
            <text:p>89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89.4" calcext:value-type="float">
            <text:p>8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89.5" calcext:value-type="float">
            <text:p>8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89.3" calcext:value-type="float">
            <text:p>8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89.8" calcext:value-type="float">
            <text:p>8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89.8" calcext:value-type="float">
            <text:p>8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90" calcext:value-type="float">
            <text:p>9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90.3" calcext:value-type="float">
            <text:p>9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91.2" calcext:value-type="float">
            <text:p>9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91.3" calcext:value-type="float">
            <text:p>91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92" calcext:value-type="float">
            <text:p>92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92.2" calcext:value-type="float">
            <text:p>92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93.2" calcext:value-type="float">
            <text:p>9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93.4" calcext:value-type="float">
            <text:p>93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93.3" calcext:value-type="float">
            <text:p>9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93.3" calcext:value-type="float">
            <text:p>9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93.8" calcext:value-type="float">
            <text:p>9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94.4" calcext:value-type="float">
            <text:p>94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94.5" calcext:value-type="float">
            <text:p>94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94.6" calcext:value-type="float">
            <text:p>9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95.1" calcext:value-type="float">
            <text:p>95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94.6" calcext:value-type="float">
            <text:p>9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95.1" calcext:value-type="float">
            <text:p>95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95.4" calcext:value-type="float">
            <text:p>95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96" calcext:value-type="float">
            <text:p>96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95.9" calcext:value-type="float">
            <text:p>95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95.5" calcext:value-type="float">
            <text:p>95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95.6" calcext:value-type="float">
            <text:p>95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96.1" calcext:value-type="float">
            <text:p>96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96.5" calcext:value-type="float">
            <text:p>96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97" calcext:value-type="float">
            <text:p>9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97.2" calcext:value-type="float">
            <text:p>97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97.6" calcext:value-type="float">
            <text:p>97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97.1" calcext:value-type="float">
            <text:p>97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97.8" calcext:value-type="float">
            <text:p>97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98.1" calcext:value-type="float">
            <text:p>98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98.3" calcext:value-type="float">
            <text:p>98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98.5" calcext:value-type="float">
            <text:p>9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98.3" calcext:value-type="float">
            <text:p>98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98.3" calcext:value-type="float">
            <text:p>98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98.7" calcext:value-type="float">
            <text:p>98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99.1" calcext:value-type="float">
            <text:p>99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99.1" calcext:value-type="float">
            <text:p>99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99.2" calcext:value-type="float">
            <text:p>99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99.6" calcext:value-type="float">
            <text:p>99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99" calcext:value-type="float">
            <text:p>99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99.5" calcext:value-type="float">
            <text:p>9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99.7" calcext:value-type="float">
            <text:p>99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100" calcext:value-type="float">
            <text:p>10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99.9" calcext:value-type="float">
            <text:p>9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100.4" calcext:value-type="float">
            <text:p>100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99.3" calcext:value-type="float">
            <text:p>99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99.5" calcext:value-type="float">
            <text:p>9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99.7" calcext:value-type="float">
            <text:p>99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99.9" calcext:value-type="float">
            <text:p>99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100.1" calcext:value-type="float">
            <text:p>100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100" calcext:value-type="float">
            <text:p>100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100.3" calcext:value-type="float">
            <text:p>100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99.5" calcext:value-type="float">
            <text:p>99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99.8" calcext:value-type="float">
            <text:p>99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100.2" calcext:value-type="float">
            <text:p>100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100.4" calcext:value-type="float">
            <text:p>100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100.6" calcext:value-type="float">
            <text:p>10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100.6" calcext:value-type="float">
            <text:p>100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100.9" calcext:value-type="float">
            <text:p>100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101.1" calcext:value-type="float">
            <text:p>101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101.2" calcext:value-type="float">
            <text:p>101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101.4" calcext:value-type="float">
            <text:p>10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101.9" calcext:value-type="float">
            <text:p>101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101.4" calcext:value-type="float">
            <text:p>101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102.1" calcext:value-type="float">
            <text:p>102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102.5" calcext:value-type="float">
            <text:p>10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102.9" calcext:value-type="float">
            <text:p>102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103.3" calcext:value-type="float">
            <text:p>10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103.3" calcext:value-type="float">
            <text:p>103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103.2" calcext:value-type="float">
            <text:p>103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103.8" calcext:value-type="float">
            <text:p>103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SEP</text:p>
          </table:table-cell>
          <table:table-cell table:style-name="ce2" office:value-type="float" office:value="104.1" calcext:value-type="float">
            <text:p>104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OCT</text:p>
          </table:table-cell>
          <table:table-cell table:style-name="ce2" office:value-type="float" office:value="104.2" calcext:value-type="float">
            <text:p>104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NOV</text:p>
          </table:table-cell>
          <table:table-cell table:style-name="ce2" office:value-type="float" office:value="104.6" calcext:value-type="float">
            <text:p>104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7 DEC</text:p>
          </table:table-cell>
          <table:table-cell table:style-name="ce2" office:value-type="float" office:value="104.9" calcext:value-type="float">
            <text:p>104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JAN</text:p>
          </table:table-cell>
          <table:table-cell table:style-name="ce2" office:value-type="float" office:value="104.4" calcext:value-type="float">
            <text:p>104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FEB</text:p>
          </table:table-cell>
          <table:table-cell table:style-name="ce2" office:value-type="float" office:value="104.9" calcext:value-type="float">
            <text:p>104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MAR</text:p>
          </table:table-cell>
          <table:table-cell table:style-name="ce2" office:value-type="float" office:value="105" calcext:value-type="float">
            <text:p>105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APR</text:p>
          </table:table-cell>
          <table:table-cell table:style-name="ce2" office:value-type="float" office:value="105.4" calcext:value-type="float">
            <text:p>105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MAY</text:p>
          </table:table-cell>
          <table:table-cell table:style-name="ce2" office:value-type="float" office:value="105.8" calcext:value-type="float">
            <text:p>10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JUN</text:p>
          </table:table-cell>
          <table:table-cell table:style-name="ce2" office:value-type="float" office:value="105.8" calcext:value-type="float">
            <text:p>10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JUL</text:p>
          </table:table-cell>
          <table:table-cell table:style-name="ce2" office:value-type="float" office:value="105.8" calcext:value-type="float">
            <text:p>105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AUG</text:p>
          </table:table-cell>
          <table:table-cell table:style-name="ce2" office:value-type="float" office:value="106.5" calcext:value-type="float">
            <text:p>106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SEP</text:p>
          </table:table-cell>
          <table:table-cell table:style-name="ce2" office:value-type="float" office:value="106.6" calcext:value-type="float">
            <text:p>106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OCT</text:p>
          </table:table-cell>
          <table:table-cell table:style-name="ce2" office:value-type="float" office:value="106.7" calcext:value-type="float">
            <text:p>106.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NOV</text:p>
          </table:table-cell>
          <table:table-cell table:style-name="ce2" office:value-type="float" office:value="107" calcext:value-type="float">
            <text:p>10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8 DEC</text:p>
          </table:table-cell>
          <table:table-cell table:style-name="ce2" office:value-type="float" office:value="107.1" calcext:value-type="float">
            <text:p>107.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JAN</text:p>
          </table:table-cell>
          <table:table-cell table:style-name="ce2" office:value-type="float" office:value="106.3" calcext:value-type="float">
            <text:p>106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FEB</text:p>
          </table:table-cell>
          <table:table-cell table:style-name="ce2" office:value-type="float" office:value="106.8" calcext:value-type="float">
            <text:p>106.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MAR</text:p>
          </table:table-cell>
          <table:table-cell table:style-name="ce2" office:value-type="float" office:value="107" calcext:value-type="float">
            <text:p>107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APR</text:p>
          </table:table-cell>
          <table:table-cell table:style-name="ce2" office:value-type="float" office:value="107.6" calcext:value-type="float">
            <text:p>107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MAY</text:p>
          </table:table-cell>
          <table:table-cell table:style-name="ce2" office:value-type="float" office:value="107.9" calcext:value-type="float">
            <text:p>107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JUN</text:p>
          </table:table-cell>
          <table:table-cell table:style-name="ce2" office:value-type="float" office:value="107.9" calcext:value-type="float">
            <text:p>107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JUL</text:p>
          </table:table-cell>
          <table:table-cell table:style-name="ce2" office:value-type="float" office:value="107.9" calcext:value-type="float">
            <text:p>107.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AUG</text:p>
          </table:table-cell>
          <table:table-cell table:style-name="ce2" office:value-type="float" office:value="108.4" calcext:value-type="float">
            <text:p>108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SEP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OCT</text:p>
          </table:table-cell>
          <table:table-cell table:style-name="ce2" office:value-type="float" office:value="108.3" calcext:value-type="float">
            <text:p>108.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NOV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19 DEC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JAN</text:p>
          </table:table-cell>
          <table:table-cell table:style-name="ce2" office:value-type="float" office:value="108.2" calcext:value-type="float">
            <text:p>108.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FEB</text:p>
          </table:table-cell>
          <table:table-cell table:style-name="ce2" office:value-type="float" office:value="108.6" calcext:value-type="float">
            <text:p>10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MAR</text:p>
          </table:table-cell>
          <table:table-cell table:style-name="ce2" office:value-type="float" office:value="108.6" calcext:value-type="float">
            <text:p>10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APR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MAY</text:p>
          </table:table-cell>
          <table:table-cell table:style-name="ce2" office:value-type="float" office:value="108.5" calcext:value-type="float">
            <text:p>108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JUN</text:p>
          </table:table-cell>
          <table:table-cell table:style-name="ce2" office:value-type="float" office:value="108.6" calcext:value-type="float">
            <text:p>108.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20 JUL</text:p>
          </table:table-cell>
          <table:table-cell table:style-name="ce2" office:value-type="float" office:value="109.1" calcext:value-type="float">
            <text:p>109.1</text:p>
          </table:table-cell>
          <table:table-cell table:number-columns-repeated="62"/>
        </table:table-row>
        <table:table-row table:style-name="ro1" table:number-rows-repeated="10480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2" table:style-name="ta2">
        <table:table-column table:style-name="co2" table:default-cell-style-name="Default"/>
        <table:table-column table:style-name="co2" table:default-cell-style-name="ce3"/>
        <table:table-column table:style-name="co3" table:default-cell-style-name="ce4"/>
        <table:table-row table:style-name="ro2">
          <table:table-cell office:value-type="string" calcext:value-type="string">
            <text:p>Quarter</text:p>
          </table:table-cell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Factor 2019Q2=1.0</text:p>
          </table:table-cell>
        </table:table-row>
        <table:table-row table:style-name="ro3">
          <table:table-cell table:formula="of:=INDEX([$data.$A$41:.$B$170];2+4*(ROW()-2);1)" office:value-type="string" office:string-value="1988 Q2" calcext:value-type="string">
            <text:p>1988 Q2</text:p>
          </table:table-cell>
          <table:table-cell table:formula="of:=INDEX([$data.$A$41:.$B$170];2+4*(ROW()-2);2)" office:value-type="float" office:value="49.5" calcext:value-type="float">
            <text:p>49.5</text:p>
          </table:table-cell>
          <table:table-cell table:formula="of:=[.$B$33]/[.B2]" office:value-type="float" office:value="2.17777777777778" calcext:value-type="float">
            <text:p>2.178</text:p>
          </table:table-cell>
        </table:table-row>
        <table:table-row table:style-name="ro3">
          <table:table-cell table:formula="of:=INDEX([$data.$A$41:.$B$170];2+4*(ROW()-2);1)" office:value-type="string" office:string-value="1989 Q2" calcext:value-type="string">
            <text:p>1989 Q2</text:p>
          </table:table-cell>
          <table:table-cell table:formula="of:=INDEX([$data.$A$41:.$B$170];2+4*(ROW()-2);2)" office:value-type="float" office:value="52.1" calcext:value-type="float">
            <text:p>52.1</text:p>
          </table:table-cell>
          <table:table-cell table:formula="of:=[.$B$33]/[.B3]" office:value-type="float" office:value="2.06909788867562" calcext:value-type="float">
            <text:p>2.069</text:p>
          </table:table-cell>
        </table:table-row>
        <table:table-row table:style-name="ro3">
          <table:table-cell table:formula="of:=INDEX([$data.$A$41:.$B$170];2+4*(ROW()-2);1)" office:value-type="string" office:string-value="1990 Q2" calcext:value-type="string">
            <text:p>1990 Q2</text:p>
          </table:table-cell>
          <table:table-cell table:formula="of:=INDEX([$data.$A$41:.$B$170];2+4*(ROW()-2);2)" office:value-type="float" office:value="55.6" calcext:value-type="float">
            <text:p>55.6</text:p>
          </table:table-cell>
          <table:table-cell table:formula="of:=[.$B$33]/[.B4]" office:value-type="float" office:value="1.93884892086331" calcext:value-type="float">
            <text:p>1.939</text:p>
          </table:table-cell>
        </table:table-row>
        <table:table-row table:style-name="ro3">
          <table:table-cell table:formula="of:=INDEX([$data.$A$41:.$B$170];2+4*(ROW()-2);1)" office:value-type="string" office:string-value="1991 Q2" calcext:value-type="string">
            <text:p>1991 Q2</text:p>
          </table:table-cell>
          <table:table-cell table:formula="of:=INDEX([$data.$A$41:.$B$170];2+4*(ROW()-2);2)" office:value-type="float" office:value="60.3" calcext:value-type="float">
            <text:p>60.3</text:p>
          </table:table-cell>
          <table:table-cell table:formula="of:=[.$B$33]/[.B5]" office:value-type="float" office:value="1.787728026534" calcext:value-type="float">
            <text:p>1.788</text:p>
          </table:table-cell>
        </table:table-row>
        <table:table-row table:style-name="ro3">
          <table:table-cell table:formula="of:=INDEX([$data.$A$41:.$B$170];2+4*(ROW()-2);1)" office:value-type="string" office:string-value="1992 Q2" calcext:value-type="string">
            <text:p>1992 Q2</text:p>
          </table:table-cell>
          <table:table-cell table:formula="of:=INDEX([$data.$A$41:.$B$170];2+4*(ROW()-2);2)" office:value-type="float" office:value="62.8" calcext:value-type="float">
            <text:p>62.8</text:p>
          </table:table-cell>
          <table:table-cell table:formula="of:=[.$B$33]/[.B6]" office:value-type="float" office:value="1.71656050955414" calcext:value-type="float">
            <text:p>1.717</text:p>
          </table:table-cell>
        </table:table-row>
        <table:table-row table:style-name="ro3">
          <table:table-cell table:formula="of:=INDEX([$data.$A$41:.$B$170];2+4*(ROW()-2);1)" office:value-type="string" office:string-value="1993 Q2" calcext:value-type="string">
            <text:p>1993 Q2</text:p>
          </table:table-cell>
          <table:table-cell table:formula="of:=INDEX([$data.$A$41:.$B$170];2+4*(ROW()-2);2)" office:value-type="float" office:value="64.4" calcext:value-type="float">
            <text:p>64.4</text:p>
          </table:table-cell>
          <table:table-cell table:formula="of:=[.$B$33]/[.B7]" office:value-type="float" office:value="1.67391304347826" calcext:value-type="float">
            <text:p>1.674</text:p>
          </table:table-cell>
        </table:table-row>
        <table:table-row table:style-name="ro3">
          <table:table-cell table:formula="of:=INDEX([$data.$A$41:.$B$170];2+4*(ROW()-2);1)" office:value-type="string" office:string-value="1994 Q2" calcext:value-type="string">
            <text:p>1994 Q2</text:p>
          </table:table-cell>
          <table:table-cell table:formula="of:=INDEX([$data.$A$41:.$B$170];2+4*(ROW()-2);2)" office:value-type="float" office:value="65.7" calcext:value-type="float">
            <text:p>65.7</text:p>
          </table:table-cell>
          <table:table-cell table:formula="of:=[.$B$33]/[.B8]" office:value-type="float" office:value="1.64079147640791" calcext:value-type="float">
            <text:p>1.641</text:p>
          </table:table-cell>
        </table:table-row>
        <table:table-row table:style-name="ro3">
          <table:table-cell table:formula="of:=INDEX([$data.$A$41:.$B$170];2+4*(ROW()-2);1)" office:value-type="string" office:string-value="1995 Q2" calcext:value-type="string">
            <text:p>1995 Q2</text:p>
          </table:table-cell>
          <table:table-cell table:formula="of:=INDEX([$data.$A$41:.$B$170];2+4*(ROW()-2);2)" office:value-type="float" office:value="67.3" calcext:value-type="float">
            <text:p>67.3</text:p>
          </table:table-cell>
          <table:table-cell table:formula="of:=[.$B$33]/[.B9]" office:value-type="float" office:value="1.60178306092125" calcext:value-type="float">
            <text:p>1.602</text:p>
          </table:table-cell>
        </table:table-row>
        <table:table-row table:style-name="ro3">
          <table:table-cell table:formula="of:=INDEX([$data.$A$41:.$B$170];2+4*(ROW()-2);1)" office:value-type="string" office:string-value="1996 Q2" calcext:value-type="string">
            <text:p>1996 Q2</text:p>
          </table:table-cell>
          <table:table-cell table:formula="of:=INDEX([$data.$A$41:.$B$170];2+4*(ROW()-2);2)" office:value-type="float" office:value="68.9" calcext:value-type="float">
            <text:p>68.9</text:p>
          </table:table-cell>
          <table:table-cell table:formula="of:=[.$B$33]/[.B10]" office:value-type="float" office:value="1.56458635703919" calcext:value-type="float">
            <text:p>1.565</text:p>
          </table:table-cell>
        </table:table-row>
        <table:table-row table:style-name="ro3">
          <table:table-cell table:formula="of:=INDEX([$data.$A$41:.$B$170];2+4*(ROW()-2);1)" office:value-type="string" office:string-value="1997 Q2" calcext:value-type="string">
            <text:p>1997 Q2</text:p>
          </table:table-cell>
          <table:table-cell table:formula="of:=INDEX([$data.$A$41:.$B$170];2+4*(ROW()-2);2)" office:value-type="float" office:value="70" calcext:value-type="float">
            <text:p>70.0</text:p>
          </table:table-cell>
          <table:table-cell table:formula="of:=[.$B$33]/[.B11]" office:value-type="float" office:value="1.54" calcext:value-type="float">
            <text:p>1.540</text:p>
          </table:table-cell>
        </table:table-row>
        <table:table-row table:style-name="ro3">
          <table:table-cell table:formula="of:=INDEX([$data.$A$41:.$B$170];2+4*(ROW()-2);1)" office:value-type="string" office:string-value="1998 Q2" calcext:value-type="string">
            <text:p>1998 Q2</text:p>
          </table:table-cell>
          <table:table-cell table:formula="of:=INDEX([$data.$A$41:.$B$170];2+4*(ROW()-2);2)" office:value-type="float" office:value="71.3" calcext:value-type="float">
            <text:p>71.3</text:p>
          </table:table-cell>
          <table:table-cell table:formula="of:=[.$B$33]/[.B12]" office:value-type="float" office:value="1.51192145862553" calcext:value-type="float">
            <text:p>1.512</text:p>
          </table:table-cell>
        </table:table-row>
        <table:table-row table:style-name="ro3">
          <table:table-cell table:formula="of:=INDEX([$data.$A$41:.$B$170];2+4*(ROW()-2);1)" office:value-type="string" office:string-value="1999 Q2" calcext:value-type="string">
            <text:p>1999 Q2</text:p>
          </table:table-cell>
          <table:table-cell table:formula="of:=INDEX([$data.$A$41:.$B$170];2+4*(ROW()-2);2)" office:value-type="float" office:value="72.3" calcext:value-type="float">
            <text:p>72.3</text:p>
          </table:table-cell>
          <table:table-cell table:formula="of:=[.$B$33]/[.B13]" office:value-type="float" office:value="1.49100968188105" calcext:value-type="float">
            <text:p>1.491</text:p>
          </table:table-cell>
        </table:table-row>
        <table:table-row table:style-name="ro3">
          <table:table-cell table:formula="of:=INDEX([$data.$A$41:.$B$170];2+4*(ROW()-2);1)" office:value-type="string" office:string-value="2000 Q2" calcext:value-type="string">
            <text:p>2000 Q2</text:p>
          </table:table-cell>
          <table:table-cell table:formula="of:=INDEX([$data.$A$41:.$B$170];2+4*(ROW()-2);2)" office:value-type="float" office:value="72.7" calcext:value-type="float">
            <text:p>72.7</text:p>
          </table:table-cell>
          <table:table-cell table:formula="of:=[.$B$33]/[.B14]" office:value-type="float" office:value="1.4828060522696" calcext:value-type="float">
            <text:p>1.483</text:p>
          </table:table-cell>
        </table:table-row>
        <table:table-row table:style-name="ro3">
          <table:table-cell table:formula="of:=INDEX([$data.$A$41:.$B$170];2+4*(ROW()-2);1)" office:value-type="string" office:string-value="2001 Q2" calcext:value-type="string">
            <text:p>2001 Q2</text:p>
          </table:table-cell>
          <table:table-cell table:formula="of:=INDEX([$data.$A$41:.$B$170];2+4*(ROW()-2);2)" office:value-type="float" office:value="73.8" calcext:value-type="float">
            <text:p>73.8</text:p>
          </table:table-cell>
          <table:table-cell table:formula="of:=[.$B$33]/[.B15]" office:value-type="float" office:value="1.46070460704607" calcext:value-type="float">
            <text:p>1.461</text:p>
          </table:table-cell>
        </table:table-row>
        <table:table-row table:style-name="ro3">
          <table:table-cell table:formula="of:=INDEX([$data.$A$41:.$B$170];2+4*(ROW()-2);1)" office:value-type="string" office:string-value="2002 Q2" calcext:value-type="string">
            <text:p>2002 Q2</text:p>
          </table:table-cell>
          <table:table-cell table:formula="of:=INDEX([$data.$A$41:.$B$170];2+4*(ROW()-2);2)" office:value-type="float" office:value="74.5" calcext:value-type="float">
            <text:p>74.5</text:p>
          </table:table-cell>
          <table:table-cell table:formula="of:=[.$B$33]/[.B16]" office:value-type="float" office:value="1.44697986577181" calcext:value-type="float">
            <text:p>1.447</text:p>
          </table:table-cell>
        </table:table-row>
        <table:table-row table:style-name="ro3">
          <table:table-cell table:formula="of:=INDEX([$data.$A$41:.$B$170];2+4*(ROW()-2);1)" office:value-type="string" office:string-value="2003 Q2" calcext:value-type="string">
            <text:p>2003 Q2</text:p>
          </table:table-cell>
          <table:table-cell table:formula="of:=INDEX([$data.$A$41:.$B$170];2+4*(ROW()-2);2)" office:value-type="float" office:value="75.5" calcext:value-type="float">
            <text:p>75.5</text:p>
          </table:table-cell>
          <table:table-cell table:formula="of:=[.$B$33]/[.B17]" office:value-type="float" office:value="1.42781456953642" calcext:value-type="float">
            <text:p>1.428</text:p>
          </table:table-cell>
        </table:table-row>
        <table:table-row table:style-name="ro3">
          <table:table-cell table:formula="of:=INDEX([$data.$A$41:.$B$170];2+4*(ROW()-2);1)" office:value-type="string" office:string-value="2004 Q2" calcext:value-type="string">
            <text:p>2004 Q2</text:p>
          </table:table-cell>
          <table:table-cell table:formula="of:=INDEX([$data.$A$41:.$B$170];2+4*(ROW()-2);2)" office:value-type="float" office:value="76.5" calcext:value-type="float">
            <text:p>76.5</text:p>
          </table:table-cell>
          <table:table-cell table:formula="of:=[.$B$33]/[.B18]" office:value-type="float" office:value="1.40915032679739" calcext:value-type="float">
            <text:p>1.409</text:p>
          </table:table-cell>
        </table:table-row>
        <table:table-row table:style-name="ro3">
          <table:table-cell table:formula="of:=INDEX([$data.$A$41:.$B$170];2+4*(ROW()-2);1)" office:value-type="string" office:string-value="2005 Q2" calcext:value-type="string">
            <text:p>2005 Q2</text:p>
          </table:table-cell>
          <table:table-cell table:formula="of:=INDEX([$data.$A$41:.$B$170];2+4*(ROW()-2);2)" office:value-type="float" office:value="78" calcext:value-type="float">
            <text:p>78.0</text:p>
          </table:table-cell>
          <table:table-cell table:formula="of:=[.$B$33]/[.B19]" office:value-type="float" office:value="1.38205128205128" calcext:value-type="float">
            <text:p>1.382</text:p>
          </table:table-cell>
        </table:table-row>
        <table:table-row table:style-name="ro3">
          <table:table-cell table:formula="of:=INDEX([$data.$A$41:.$B$170];2+4*(ROW()-2);1)" office:value-type="string" office:string-value="2006 Q2" calcext:value-type="string">
            <text:p>2006 Q2</text:p>
          </table:table-cell>
          <table:table-cell table:formula="of:=INDEX([$data.$A$41:.$B$170];2+4*(ROW()-2);2)" office:value-type="float" office:value="79.8" calcext:value-type="float">
            <text:p>79.8</text:p>
          </table:table-cell>
          <table:table-cell table:formula="of:=[.$B$33]/[.B20]" office:value-type="float" office:value="1.35087719298246" calcext:value-type="float">
            <text:p>1.351</text:p>
          </table:table-cell>
        </table:table-row>
        <table:table-row table:style-name="ro3">
          <table:table-cell table:formula="of:=INDEX([$data.$A$41:.$B$170];2+4*(ROW()-2);1)" office:value-type="string" office:string-value="2007 Q2" calcext:value-type="string">
            <text:p>2007 Q2</text:p>
          </table:table-cell>
          <table:table-cell table:formula="of:=INDEX([$data.$A$41:.$B$170];2+4*(ROW()-2);2)" office:value-type="float" office:value="81.8" calcext:value-type="float">
            <text:p>81.8</text:p>
          </table:table-cell>
          <table:table-cell table:formula="of:=[.$B$33]/[.B21]" office:value-type="float" office:value="1.31784841075795" calcext:value-type="float">
            <text:p>1.318</text:p>
          </table:table-cell>
        </table:table-row>
        <table:table-row table:style-name="ro3">
          <table:table-cell table:formula="of:=INDEX([$data.$A$41:.$B$170];2+4*(ROW()-2);1)" office:value-type="string" office:string-value="2008 Q2" calcext:value-type="string">
            <text:p>2008 Q2</text:p>
          </table:table-cell>
          <table:table-cell table:formula="of:=INDEX([$data.$A$41:.$B$170];2+4*(ROW()-2);2)" office:value-type="float" office:value="84.6" calcext:value-type="float">
            <text:p>84.6</text:p>
          </table:table-cell>
          <table:table-cell table:formula="of:=[.$B$33]/[.B22]" office:value-type="float" office:value="1.274231678487" calcext:value-type="float">
            <text:p>1.274</text:p>
          </table:table-cell>
        </table:table-row>
        <table:table-row table:style-name="ro3">
          <table:table-cell table:formula="of:=INDEX([$data.$A$41:.$B$170];2+4*(ROW()-2);1)" office:value-type="string" office:string-value="2009 Q2" calcext:value-type="string">
            <text:p>2009 Q2</text:p>
          </table:table-cell>
          <table:table-cell table:formula="of:=INDEX([$data.$A$41:.$B$170];2+4*(ROW()-2);2)" office:value-type="float" office:value="86.4" calcext:value-type="float">
            <text:p>86.4</text:p>
          </table:table-cell>
          <table:table-cell table:formula="of:=[.$B$33]/[.B23]" office:value-type="float" office:value="1.24768518518519" calcext:value-type="float">
            <text:p>1.248</text:p>
          </table:table-cell>
        </table:table-row>
        <table:table-row table:style-name="ro3">
          <table:table-cell table:formula="of:=INDEX([$data.$A$41:.$B$170];2+4*(ROW()-2);1)" office:value-type="string" office:string-value="2010 Q2" calcext:value-type="string">
            <text:p>2010 Q2</text:p>
          </table:table-cell>
          <table:table-cell table:formula="of:=INDEX([$data.$A$41:.$B$170];2+4*(ROW()-2);2)" office:value-type="float" office:value="89.3" calcext:value-type="float">
            <text:p>89.3</text:p>
          </table:table-cell>
          <table:table-cell table:formula="of:=[.$B$33]/[.B24]" office:value-type="float" office:value="1.20716685330347" calcext:value-type="float">
            <text:p>1.207</text:p>
          </table:table-cell>
        </table:table-row>
        <table:table-row table:style-name="ro3">
          <table:table-cell table:formula="of:=INDEX([$data.$A$41:.$B$170];2+4*(ROW()-2);1)" office:value-type="string" office:string-value="2011 Q2" calcext:value-type="string">
            <text:p>2011 Q2</text:p>
          </table:table-cell>
          <table:table-cell table:formula="of:=INDEX([$data.$A$41:.$B$170];2+4*(ROW()-2);2)" office:value-type="float" office:value="93.3" calcext:value-type="float">
            <text:p>93.3</text:p>
          </table:table-cell>
          <table:table-cell table:formula="of:=[.$B$33]/[.B25]" office:value-type="float" office:value="1.15541264737406" calcext:value-type="float">
            <text:p>1.155</text:p>
          </table:table-cell>
        </table:table-row>
        <table:table-row table:style-name="ro3">
          <table:table-cell table:formula="of:=INDEX([$data.$A$41:.$B$170];2+4*(ROW()-2);1)" office:value-type="string" office:string-value="2012 Q2" calcext:value-type="string">
            <text:p>2012 Q2</text:p>
          </table:table-cell>
          <table:table-cell table:formula="of:=INDEX([$data.$A$41:.$B$170];2+4*(ROW()-2);2)" office:value-type="float" office:value="95.8" calcext:value-type="float">
            <text:p>95.8</text:p>
          </table:table-cell>
          <table:table-cell table:formula="of:=[.$B$33]/[.B26]" office:value-type="float" office:value="1.12526096033403" calcext:value-type="float">
            <text:p>1.125</text:p>
          </table:table-cell>
        </table:table-row>
        <table:table-row table:style-name="ro3">
          <table:table-cell table:formula="of:=INDEX([$data.$A$41:.$B$170];2+4*(ROW()-2);1)" office:value-type="string" office:string-value="2013 Q2" calcext:value-type="string">
            <text:p>2013 Q2</text:p>
          </table:table-cell>
          <table:table-cell table:formula="of:=INDEX([$data.$A$41:.$B$170];2+4*(ROW()-2);2)" office:value-type="float" office:value="98.4" calcext:value-type="float">
            <text:p>98.4</text:p>
          </table:table-cell>
          <table:table-cell table:formula="of:=[.$B$33]/[.B27]" office:value-type="float" office:value="1.09552845528455" calcext:value-type="float">
            <text:p>1.096</text:p>
          </table:table-cell>
        </table:table-row>
        <table:table-row table:style-name="ro3">
          <table:table-cell table:formula="of:=INDEX([$data.$A$41:.$B$170];2+4*(ROW()-2);1)" office:value-type="string" office:string-value="2014 Q2" calcext:value-type="string">
            <text:p>2014 Q2</text:p>
          </table:table-cell>
          <table:table-cell table:formula="of:=INDEX([$data.$A$41:.$B$170];2+4*(ROW()-2);2)" office:value-type="float" office:value="100.1" calcext:value-type="float">
            <text:p>100.1</text:p>
          </table:table-cell>
          <table:table-cell table:formula="of:=[.$B$33]/[.B28]" office:value-type="float" office:value="1.07692307692308" calcext:value-type="float">
            <text:p>1.077</text:p>
          </table:table-cell>
        </table:table-row>
        <table:table-row table:style-name="ro3">
          <table:table-cell table:formula="of:=INDEX([$data.$A$41:.$B$170];2+4*(ROW()-2);1)" office:value-type="string" office:string-value="2015 Q2" calcext:value-type="string">
            <text:p>2015 Q2</text:p>
          </table:table-cell>
          <table:table-cell table:formula="of:=INDEX([$data.$A$41:.$B$170];2+4*(ROW()-2);2)" office:value-type="float" office:value="100.1" calcext:value-type="float">
            <text:p>100.1</text:p>
          </table:table-cell>
          <table:table-cell table:formula="of:=[.$B$33]/[.B29]" office:value-type="float" office:value="1.07692307692308" calcext:value-type="float">
            <text:p>1.077</text:p>
          </table:table-cell>
        </table:table-row>
        <table:table-row table:style-name="ro3">
          <table:table-cell table:formula="of:=INDEX([$data.$A$41:.$B$170];2+4*(ROW()-2);1)" office:value-type="string" office:string-value="2016 Q2" calcext:value-type="string">
            <text:p>2016 Q2</text:p>
          </table:table-cell>
          <table:table-cell table:formula="of:=INDEX([$data.$A$41:.$B$170];2+4*(ROW()-2);2)" office:value-type="float" office:value="100.4" calcext:value-type="float">
            <text:p>100.4</text:p>
          </table:table-cell>
          <table:table-cell table:formula="of:=[.$B$33]/[.B30]" office:value-type="float" office:value="1.07370517928287" calcext:value-type="float">
            <text:p>1.074</text:p>
          </table:table-cell>
        </table:table-row>
        <table:table-row table:style-name="ro3">
          <table:table-cell table:formula="of:=INDEX([$data.$A$41:.$B$170];2+4*(ROW()-2);1)" office:value-type="string" office:string-value="2017 Q2" calcext:value-type="string">
            <text:p>2017 Q2</text:p>
          </table:table-cell>
          <table:table-cell table:formula="of:=INDEX([$data.$A$41:.$B$170];2+4*(ROW()-2);2)" office:value-type="float" office:value="103.2" calcext:value-type="float">
            <text:p>103.2</text:p>
          </table:table-cell>
          <table:table-cell table:formula="of:=[.$B$33]/[.B31]" office:value-type="float" office:value="1.04457364341085" calcext:value-type="float">
            <text:p>1.045</text:p>
          </table:table-cell>
        </table:table-row>
        <table:table-row table:style-name="ro3">
          <table:table-cell table:formula="of:=INDEX([$data.$A$41:.$B$170];2+4*(ROW()-2);1)" office:value-type="string" office:string-value="2018 Q2" calcext:value-type="string">
            <text:p>2018 Q2</text:p>
          </table:table-cell>
          <table:table-cell table:formula="of:=INDEX([$data.$A$41:.$B$170];2+4*(ROW()-2);2)" office:value-type="float" office:value="105.7" calcext:value-type="float">
            <text:p>105.7</text:p>
          </table:table-cell>
          <table:table-cell table:formula="of:=[.$B$33]/[.B32]" office:value-type="float" office:value="1.01986754966887" calcext:value-type="float">
            <text:p>1.020</text:p>
          </table:table-cell>
        </table:table-row>
        <table:table-row table:style-name="ro3">
          <table:table-cell table:formula="of:=INDEX([$data.$A$41:.$B$170];2+4*(ROW()-2);1)" office:value-type="string" office:string-value="2019 Q2" calcext:value-type="string">
            <text:p>2019 Q2</text:p>
          </table:table-cell>
          <table:table-cell table:formula="of:=INDEX([$data.$A$41:.$B$170];2+4*(ROW()-2);2)" office:value-type="float" office:value="107.8" calcext:value-type="float">
            <text:p>107.8</text:p>
          </table:table-cell>
          <table:table-cell table:formula="of:=[.$B$33]/[.B33]" office:value-type="float" office:value="1" calcext:value-type="float">
            <text:p>1.000</text:p>
          </table:table-cell>
        </table:table-row>
        <table:table-row table:style-name="ro3">
          <table:table-cell table:formula="of:=INDEX([$data.$A$41:.$B$170];2+4*(ROW()-2);1)" office:value-type="string" office:string-value="2020 Q2" calcext:value-type="string">
            <text:p>2020 Q2</text:p>
          </table:table-cell>
          <table:table-cell table:formula="of:=INDEX([$data.$A$41:.$B$170];2+4*(ROW()-2);2)" office:value-type="float" office:value="108.5" calcext:value-type="float">
            <text:p>108.5</text:p>
          </table:table-cell>
          <table:table-cell table:formula="of:=[.$B$33]/[.B34]" office:value-type="float" office:value="0.993548387096774" calcext:value-type="float">
            <text:p>0.994</text:p>
          </table:table-cell>
        </table:table-row>
        <table:table-row table:style-name="ro3" table:number-rows-repeated="5"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5.2$Linux_X86_64 LibreOffice_project/40$Build-2</meta:generator>
    <dc:date>2020-09-03T12:24:58.437891988</dc:date>
    <dc:creator>Andrew Conway</dc:creator>
    <meta:editing-duration>PT10M8S</meta:editing-duration>
    <meta:editing-cycles>1</meta:editing-cycles>
    <meta:document-statistic meta:table-count="2" meta:cell-count="1222" meta:object-count="0"/>
  </office:meta>
</office:document-meta>
</file>